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d6c9"/>
    </style:style>
    <style:style style:name="P2" style:family="paragraph" style:parent-style-name="Standard">
      <style:text-properties officeooo:rsid="000ed6c9" officeooo:paragraph-rsid="000ed6c9"/>
    </style:style>
    <style:style style:name="T1" style:family="text">
      <style:text-properties officeooo:rsid="000ed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FID Kart Okuma Ve Eşleştirme</text:p>
      <text:p text:style-name="P2"/>
      <text:p text:style-name="P2"/>
      <text:p text:style-name="P2"/>
      <text:p text:style-name="P2">#Kütüphaneler</text:p>
      <text:p text:style-name="P1">from pirc522 import RFID</text:p>
      <text:p text:style-name="Standard">import signal</text:p>
      <text:p text:style-name="Standard">import time</text:p>
      <text:p text:style-name="Standard">import RPi.GPIO as GPIO</text:p>
      <text:p text:style-name="Standard">import RPLCD</text:p>
      <text:p text:style-name="Standard"/>
      <text:p text:style-name="P1"><text:span text:style-name="T1">#Kullanmış olduğumuz pin seçim kodu</text:span></text:p>
      <text:p text:style-name="Standard">GPIO.setmode(GPIO.BOARD)</text:p>
      <text:p text:style-name="Standard"/>
      <text:p text:style-name="P2">#kullanılan ldlerin bağlı olduğu pinler</text:p>
      <text:p text:style-name="Standard">ledpinAcik = 7</text:p>
      <text:p text:style-name="Standard">ledpinKapali = 11</text:p>
      <text:p text:style-name="Standard"/>
      <text:p text:style-name="P2">#ledlerin çıkış olarak ayarlanması</text:p>
      <text:p text:style-name="Standard">GPIO.setup(ledpinAcik, GPIO.OUT)</text:p>
      <text:p text:style-name="Standard">GPIO.setup(ledpinKapali, GPIO.OUT)</text:p>
      <text:p text:style-name="Standard"/>
      <text:p text:style-name="P2">#RFID kütüphanesinin çalıştırılması</text:p>
      <text:p text:style-name="Standard">rdr = RFID()</text:p>
      <text:p text:style-name="Standard">util = rdr.util()</text:p>
      <text:p text:style-name="Standard">util.debug = True</text:p>
      <text:p text:style-name="Standard"/>
      <text:p text:style-name="Standard"><text:s/></text:p>
      <text:p text:style-name="P2">#Hata alınmadığı sürece devam edecek sonsuz döngünün kurulması</text:p>
      <text:p text:style-name="Standard">while True:</text:p>
      <text:p text:style-name="Standard"><text:s text:c="4"/></text:p>
      <text:p text:style-name="P2"><text:s text:c="4"/>#bağlanan LCD ekran pinlerinin raspberry üstünde bağlandıkları pinlerin yazılıma tanıtılması</text:p>
      <text:p text:style-name="Standard"><text:s text:c="4"/>lcd = RPLCD.CharLCD(numbering_mode=GPIO.BOARD,cols=16, rows=2, pin_rs=37, pin_e=35, pins_data=[40,36,38,15,33,31,29,32] )</text:p>
      <text:p text:style-name="Standard"><text:s text:c="4"/></text:p>
      <text:p text:style-name="P2"><text:s text:c="4"/>#Hata kontrollerinin yapılması</text:p>
      <text:p text:style-name="Standard"><text:s text:c="4"/>rdr.wait_for_tag()</text:p>
      <text:p text:style-name="Standard"><text:s text:c="4"/>(error, data) = rdr.request()</text:p>
      <text:p text:style-name="Standard"><text:s text:c="4"/>#if not error:</text:p>
      <text:p text:style-name="Standard"><text:s text:c="4"/>print("\nKart Algilandi!")</text:p>
      <text:p text:style-name="Standard"><text:s text:c="4"/>(error, uid) = rdr.anticoll()</text:p>
      <text:p text:style-name="Standard"><text:s text:c="4"/>#if not error:</text:p>
      <text:p text:style-name="Standard"><text:s text:c="4"/>#<text:span text:style-name="T1">Kart numarasını ekrana yazdıran kısım</text:span></text:p>
      <text:p text:style-name="Standard"><text:s text:c="4"/>kart_uid = str(uid[0])+" "+str(uid[1])+" "+str(uid[2])+" "+str(uid[3])+" "+str(uid[4])</text:p>
      <text:p text:style-name="Standard"><text:s text:c="4"/>print(kart_uid)</text:p>
      <text:p text:style-name="Standard"><text:s text:c="4"/></text:p>
      <text:p text:style-name="Standard"><text:s text:c="4"/><text:span text:style-name="T1">#daha önceden kaydetmiş olduğumuz kart numarasını aşağıda belirttiğimiz adresten gidip okuma ytapıyor.</text:span></text:p>
      <text:p text:style-name="Standard"><text:s text:c="4"/>dosya = open('/home/pi/Desktop/rfid_text.txt')</text:p>
      <text:p text:style-name="Standard"><text:s text:c="4"/>x= dosya.read()</text:p>
      <text:p text:style-name="Standard"><text:s text:c="4"/></text:p>
      <text:p text:style-name="Standard"><text:soft-page-break/><text:s text:c="4"/><text:span text:style-name="T1">#eğer bu kart numarası okutmuş olduğumuz kart ile eşleşiyor ise bu İf çalışıyor ve ekrana yazdırıyor. Aynı zamanda buna bağlı olan ledi belirli süre yakıyor.</text:span></text:p>
      <text:p text:style-name="Standard"><text:s text:c="4"/>if kart_uid == str(x) :</text:p>
      <text:p text:style-name="Standard"><text:s text:c="8"/>#print("ÖRNEKLER EŞLEŞTİ!")</text:p>
      <text:p text:style-name="Standard"><text:s text:c="8"/>GPIO.output(ledpinAcik, True)</text:p>
      <text:p text:style-name="P1"><text:s text:c="8"/><text:span text:style-name="T1">#burada ise LCD ekrana istediğimiz yazıyı yazdırıyoruz.</text:span></text:p>
      <text:p text:style-name="P1"><text:s text:c="8"/>lcd.cursor_pos=(1,0)</text:p>
      <text:p text:style-name="Standard"><text:s text:c="8"/>lcd.write_string('ORNEK ESLESDI')</text:p>
      <text:p text:style-name="Standard"><text:s text:c="8"/>time.sleep(2)</text:p>
      <text:p text:style-name="Standard"><text:s text:c="8"/>GPIO.output(ledpinAcik, False)</text:p>
      <text:p text:style-name="Standard"><text:s text:c="8"/></text:p>
      <text:p text:style-name="Standard"><text:s text:c="8"/><text:span text:style-name="T1">#bu da elle giriş yaparak kontrol ettiğimiz bir örnek</text:span></text:p>
      <text:p text:style-name="Standard"># <text:s text:c="4"/>elif kart_uid == "41 212 221 162 130":</text:p>
      <text:p text:style-name="Standard"># <text:s text:c="8"/>print("ÖRNEKLER EŞLEŞTİ!")</text:p>
      <text:p text:style-name="Standard"># <text:s text:c="8"/>GPIO.output(ledpinAcik, True)</text:p>
      <text:p text:style-name="Standard"># <text:s text:c="8"/>time.sleep(2)</text:p>
      <text:p text:style-name="Standard"># <text:s text:c="8"/>GPIO.output(ledpinAcik, False)</text:p>
      <text:p text:style-name="Standard"><text:s text:c="8"/></text:p>
      <text:p text:style-name="Standard"/>
      <text:p text:style-name="Standard"><text:s text:c="4"/><text:span text:style-name="T1">#eğer üstteki if komutunda eşleşme olmzsa burada kartların eşleşmediğini belirtip while döngüsünün başına dönüyor.</text:span></text:p>
      <text:p text:style-name="Standard"><text:s text:c="4"/>else: </text:p>
      <text:p text:style-name="Standard"><text:s text:c="8"/>#print("HATA! ÖRNEKLER EŞLEŞMEDİ!!")</text:p>
      <text:p text:style-name="Standard"><text:s text:c="8"/>GPIO.output(ledpinKapali, True)</text:p>
      <text:p text:style-name="Standard"><text:s text:c="8"/>lcd.cursor_pos=(1,0)</text:p>
      <text:p text:style-name="Standard"><text:s text:c="8"/>lcd.write_string('ORNEK ESLESMEDI')</text:p>
      <text:p text:style-name="Standard"><text:s text:c="8"/>time.sleep(2)</text:p>
      <text:p text:style-name="Standard"><text:s text:c="8"/>GPIO.output(ledpinKapali, False)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08:20.240739073</meta:creation-date>
    <dc:date>2020-03-11T16:26:52.776035093</dc:date>
    <meta:editing-duration>PT18M38S</meta:editing-duration>
    <meta:editing-cycles>1</meta:editing-cycles>
    <meta:document-statistic meta:table-count="0" meta:image-count="0" meta:object-count="0" meta:page-count="2" meta:paragraph-count="67" meta:word-count="237" meta:character-count="2321" meta:non-whitespace-character-count="1877"/>
    <meta:generator>LibreOffice/6.1.5.2$Linux_ARM_EABI LibreOffice_project/10$Build-2</meta:generator>
  </office:meta>
</office:document-meta>
</file>